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8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b7b3ca" fo:border="0.06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e8f2a1" fo:border="0.06pt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">
      <style:table-cell-properties fo:background-color="#e8f2a1" fo:border="0.06pt solid #000000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e8f2a1" fo:border="0.06pt solid #000000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a6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">
      <style:table-cell-properties fo:background-color="#ffffa6" fo:border="0.06pt solid #0000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ffa6" fo:border="0.06pt solid #000000"/>
      <style:text-properties fo:font-size="10pt" style:font-size-asian="10pt" style:font-size-complex="10pt"/>
    </style:style>
    <style:style style:name="ce46" style:family="table-cell" style:parent-style-name="Default" style:data-style-name="N107">
      <style:table-cell-properties fo:background-color="#ffffa6" fo:border="0.06pt solid #000000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">
      <style:table-cell-properties fo:background-color="#e8f2a1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e8f2a1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1">
      <style:table-cell-properties fo:background-color="#ffffff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ffde59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">
      <style:table-cell-properties fo:background-color="#ffde59" fo:border="0.06pt solid #000000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ffde59" fo:border="0.06pt solid #000000"/>
      <style:text-properties fo:font-size="10pt" style:font-size-asian="10pt" style:font-size-complex="10pt"/>
    </style:style>
    <style:style style:name="ce56" style:family="table-cell" style:parent-style-name="Default" style:data-style-name="N107">
      <style:table-cell-properties fo:background-color="#ffde59" fo:border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>
      <style:table-cell-properties fo:background-color="#ffff38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972f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">
      <style:table-cell-properties fo:background-color="#ff972f" fo:border="0.06pt solid #000000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972f" fo:border="0.06pt solid #000000"/>
      <style:text-properties fo:font-size="10pt" style:font-size-asian="10pt" style:font-size-complex="10pt"/>
    </style:style>
    <style:style style:name="ce63" style:family="table-cell" style:parent-style-name="Default" style:data-style-name="N107">
      <style:table-cell-properties fo:background-color="#ff972f" fo:border="0.06pt solid #0000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color="#ffffff" fo:font-size="10pt" fo:font-style="italic" style:font-size-asian="10pt" style:font-style-asian="italic" style:font-size-complex="10pt" style:font-style-complex="italic"/>
    </style:style>
    <style:style style:name="ce66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ffff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7" style:family="table-cell" style:parent-style-name="Default">
      <style:table-cell-properties fo:background-color="#e0c2cd" fo:border="0.06pt solid #000000"/>
      <style:text-properties fo:color="#ffff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8" style:family="table-cell" style:parent-style-name="Default" style:data-style-name="N1">
      <style:table-cell-properties fo:background-color="#e0c2cd" fo:border="0.06pt solid #000000"/>
      <style:text-properties fo:color="#ffffff" fo:font-size="10pt" fo:font-style="italic" style:font-size-asian="10pt" style:font-style-asian="italic" style:font-size-complex="10pt" style:font-style-complex="italic"/>
    </style:style>
    <style:style style:name="ce69" style:family="table-cell" style:parent-style-name="Default">
      <style:table-cell-properties fo:background-color="#e0c2cd" fo:border="0.06pt solid #000000"/>
      <style:text-properties fo:color="#ffffff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>
      <style:table-cell-properties fo:background-color="#f10d0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f10d0c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">
      <style:table-cell-properties fo:background-color="#f10d0c" fo:border="0.06pt solid #000000"/>
      <style:text-properties fo:font-size="10pt" style:font-size-asian="10pt" style:font-size-complex="10pt"/>
    </style:style>
    <style:style style:name="ce73" style:family="table-cell" style:parent-style-name="Default">
      <style:table-cell-properties fo:background-color="#f10d0c" fo:border="0.06pt solid #000000"/>
      <style:text-properties fo:font-size="10pt" style:font-size-asian="10pt" style:font-size-complex="10pt"/>
    </style:style>
    <style:style style:name="ce74" style:family="table-cell" style:parent-style-name="Default" style:data-style-name="N107">
      <style:table-cell-properties fo:background-color="#f10d0c" fo:border="0.06pt solid #000000"/>
      <style:text-properties fo:font-size="10pt" style:font-size-asian="10pt" style:font-size-complex="10pt"/>
    </style:style>
    <style:style style:name="ce75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 style:data-style-name="N1">
      <style:table-cell-properties fo:background-color="#f10d0c" style:text-align-source="fix" style:repeat-content="false" fo:border="0.06pt soli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e0c2cd"/>
      <style:text-properties fo:color="#ffffff" fo:font-size="10pt" fo:font-style="italic" style:font-size-asian="10pt" style:font-style-asian="italic" style:font-size-complex="10pt" style:font-style-complex="italic"/>
    </style:style>
    <style:style style:name="ce79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fo:color="#ffffff" fo:font-size="10pt" fo:font-style="italic" style:font-size-asian="10pt" style:font-style-asian="italic" style:font-size-complex="10pt" style:font-style-complex="italic"/>
    </style:style>
    <style:style style:name="ce80" style:family="table-cell" style:parent-style-name="Default" style:data-style-name="N1">
      <style:table-cell-properties fo:background-color="#e0c2cd" style:text-align-source="fix" style:repeat-content="false" fo:border="0.06pt solid #000000"/>
      <style:paragraph-properties fo:text-align="center" fo:margin-left="0cm"/>
      <style:text-properties fo:color="#ffffff" fo:font-size="10pt" fo:font-style="italic" style:font-size-asian="10pt" style:font-style-asian="italic" style:font-size-complex="10pt" style:font-style-complex="italic"/>
    </style:style>
    <style:style style:name="ce81" style:family="table-cell" style:parent-style-name="Default">
      <style:table-cell-properties fo:background-color="#f10d0c"/>
      <style:text-properties fo:font-size="10pt" style:font-size-asian="10pt" style:font-size-complex="10pt"/>
    </style:style>
    <style:style style:name="ce82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3" table:number-columns-repeated="52" table:default-cell-style-name="ce1"/>
        <table:table-column table:style-name="co3" table:number-columns-repeated="960" table:default-cell-style-name="ce82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Fréquence échantillonnage 4800Hz / 8000Hz / 11025 Hz</text:p>
          </table:table-cell>
          <table:covered-table-cell table:number-columns-repeated="6"/>
          <table:table-cell table:style-name="ce65" office:value-type="string" calcext:value-type="string" table:number-columns-spanned="3" table:number-rows-spanned="1">
            <text:p>Durée minimale + marge (23µs)</text:p>
          </table:table-cell>
          <table:covered-table-cell table:style-name="ce65"/>
          <table:covered-table-cell table:style-name="ce78"/>
          <table:table-cell table:number-columns-repeated="53"/>
          <table:table-cell table:style-name="ce1"/>
          <table:table-cell table:number-columns-repeated="959"/>
        </table:table-row>
        <table:table-row table:style-name="ro2">
          <table:table-cell/>
          <table:table-cell table:style-name="ce18" office:value-type="string" calcext:value-type="string">
            <text:p>Paramètre : -b </text:p>
            <text:p/>
          </table:table-cell>
          <table:table-cell table:style-name="ce38" office:value-type="string" calcext:value-type="string">
            <text:p>Défaut = n </text:p>
            <text:p>(Normal)</text:p>
          </table:table-cell>
          <table:table-cell table:style-name="ce47" office:value-type="string" calcext:value-type="string">
            <text:p>Durée pour 1 bit</text:p>
            <text:p>(µs)</text:p>
          </table:table-cell>
          <table:table-cell table:style-name="ce38" office:value-type="string" calcext:value-type="string">
            <text:p>Défaut = n </text:p>
            <text:p>(Normal)</text:p>
          </table:table-cell>
          <table:table-cell table:style-name="ce47" office:value-type="string" calcext:value-type="string">
            <text:p>Durée pour 1 bit</text:p>
            <text:p>(µs)</text:p>
          </table:table-cell>
          <table:table-cell table:style-name="ce38" office:value-type="string" calcext:value-type="string">
            <text:p>Défaut = n </text:p>
            <text:p>(Normal)</text:p>
          </table:table-cell>
          <table:table-cell table:style-name="ce47" office:value-type="string" calcext:value-type="string">
            <text:p>Durée pour 1 bit</text:p>
            <text:p>(µs)</text:p>
          </table:table-cell>
          <table:table-cell table:style-name="ce66" office:value-type="string" calcext:value-type="string">
            <text:p>Limite</text:p>
          </table:table-cell>
          <table:table-cell table:style-name="ce66" office:value-type="string" calcext:value-type="string">
            <text:p>marge </text:p>
            <text:p>(23µs)</text:p>
          </table:table-cell>
          <table:table-cell table:style-name="ce79" office:value-type="string" calcext:value-type="string">
            <text:p>Durée pour 1 bit</text:p>
            <text:p>(µs)</text:p>
          </table:table-cell>
          <table:table-cell table:number-columns-repeated="53"/>
          <table:table-cell table:style-name="ce1"/>
          <table:table-cell table:number-columns-repeated="959"/>
        </table:table-row>
        <table:table-row table:style-name="ro1">
          <table:table-cell/>
          <table:table-cell table:style-name="ce18" office:value-type="string" calcext:value-type="string">
            <text:p>Fréquence échantillonnage : (Hz)</text:p>
          </table:table-cell>
          <table:table-cell table:style-name="ce39" office:value-type="float" office:value="4800" calcext:value-type="float">
            <text:p>4800</text:p>
          </table:table-cell>
          <table:table-cell table:style-name="ce41"/>
          <table:table-cell table:style-name="ce50" office:value-type="float" office:value="8000" calcext:value-type="float">
            <text:p>8000</text:p>
          </table:table-cell>
          <table:table-cell table:style-name="ce41"/>
          <table:table-cell table:style-name="ce50" office:value-type="float" office:value="11025" calcext:value-type="float">
            <text:p>11025</text:p>
          </table:table-cell>
          <table:table-cell table:style-name="ce41"/>
          <table:table-cell table:style-name="ce67" office:value-type="float" office:value="44100" calcext:value-type="float">
            <text:p>44100</text:p>
          </table:table-cell>
          <table:table-cell table:style-name="ce67"/>
          <table:table-cell table:style-name="ce69"/>
          <table:table-cell table:number-columns-repeated="53"/>
          <table:table-cell table:style-name="ce1"/>
          <table:table-cell table:number-columns-repeated="959"/>
        </table:table-row>
        <table:table-row table:style-name="ro1">
          <table:table-cell/>
          <table:table-cell table:style-name="ce18" office:value-type="string" calcext:value-type="string">
            <text:p>Période (µs)</text:p>
          </table:table-cell>
          <table:table-cell table:style-name="ce40" table:formula="of:=1/[.C4]*1000000" office:value-type="float" office:value="208.333333333333" calcext:value-type="float">
            <text:p>208</text:p>
          </table:table-cell>
          <table:table-cell table:style-name="ce40"/>
          <table:table-cell table:style-name="ce40" table:formula="of:=1/[.E4]*1000000" office:value-type="float" office:value="125" calcext:value-type="float">
            <text:p>125</text:p>
          </table:table-cell>
          <table:table-cell table:style-name="ce40"/>
          <table:table-cell table:style-name="ce40" table:formula="of:=1/[.G4]*1000000" office:value-type="float" office:value="90.702947845805" calcext:value-type="float">
            <text:p>91</text:p>
          </table:table-cell>
          <table:table-cell table:style-name="ce41"/>
          <table:table-cell table:style-name="ce68" table:formula="of:=1/[.I4]*1000000" office:value-type="float" office:value="22.6757369614512" calcext:value-type="float">
            <text:p>23</text:p>
          </table:table-cell>
          <table:table-cell table:style-name="ce68"/>
          <table:table-cell table:style-name="ce69"/>
          <table:table-cell table:number-columns-repeated="53"/>
          <table:table-cell table:style-name="ce1"/>
          <table:table-cell table:number-columns-repeated="959"/>
        </table:table-row>
        <table:table-row table:style-name="ro1">
          <table:table-cell/>
          <table:table-cell table:style-name="ce18" office:value-type="string" calcext:value-type="string">
            <text:p>Nb. Échantillon pour 0</text:p>
          </table:table-cell>
          <table:table-cell table:style-name="ce41" office:value-type="float" office:value="3" calcext:value-type="float">
            <text:p>3</text:p>
          </table:table-cell>
          <table:table-cell table:style-name="ce48" table:formula="of:=[.C6]*[.C$5]" office:value-type="float" office:value="625" calcext:value-type="float">
            <text:p>625</text:p>
          </table:table-cell>
          <table:table-cell table:style-name="ce41" office:value-type="float" office:value="5" calcext:value-type="float">
            <text:p>5</text:p>
          </table:table-cell>
          <table:table-cell table:style-name="ce48" table:formula="of:=[.E6]*[.E$5]" office:value-type="float" office:value="625" calcext:value-type="float">
            <text:p>625</text:p>
          </table:table-cell>
          <table:table-cell table:style-name="ce41" office:value-type="float" office:value="7" calcext:value-type="float">
            <text:p>7</text:p>
          </table:table-cell>
          <table:table-cell table:style-name="ce48" table:formula="of:=[.G6]*[.G$5]" office:value-type="float" office:value="634.920634920635" calcext:value-type="float">
            <text:p>635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1" calcext:value-type="float">
            <text:p>1</text:p>
          </table:table-cell>
          <table:table-cell table:style-name="ce80" table:formula="of:=([.I6]+[.J6])*[.I$5]" office:value-type="float" office:value="544.21768707483" calcext:value-type="float">
            <text:p>544</text:p>
          </table:table-cell>
          <table:table-cell table:number-columns-repeated="53"/>
          <table:table-cell table:style-name="ce1"/>
          <table:table-cell table:number-columns-repeated="959"/>
        </table:table-row>
        <table:table-row table:style-name="ro1">
          <table:table-cell/>
          <table:table-cell table:style-name="ce18" office:value-type="string" calcext:value-type="string">
            <text:p>Nb. Échantillon pour 1</text:p>
          </table:table-cell>
          <table:table-cell table:style-name="ce41" office:value-type="float" office:value="2" calcext:value-type="float">
            <text:p>2</text:p>
          </table:table-cell>
          <table:table-cell table:style-name="ce48" table:formula="of:=[.C7]*[.C$5]" office:value-type="float" office:value="416.666666666667" calcext:value-type="float">
            <text:p>417</text:p>
          </table:table-cell>
          <table:table-cell table:style-name="ce41" office:value-type="float" office:value="3" calcext:value-type="float">
            <text:p>3</text:p>
          </table:table-cell>
          <table:table-cell table:style-name="ce48" table:formula="of:=[.E7]*[.E$5]" office:value-type="float" office:value="375" calcext:value-type="float">
            <text:p>375</text:p>
          </table:table-cell>
          <table:table-cell table:style-name="ce41" office:value-type="float" office:value="4" calcext:value-type="float">
            <text:p>4</text:p>
          </table:table-cell>
          <table:table-cell table:style-name="ce48" table:formula="of:=[.G7]*[.G$5]" office:value-type="float" office:value="362.81179138322" calcext:value-type="float">
            <text:p>36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80" table:formula="of:=([.I7]+[.J7])*[.I$5]" office:value-type="float" office:value="136.054421768707" calcext:value-type="float">
            <text:p>136</text:p>
          </table:table-cell>
          <table:table-cell table:number-columns-repeated="53"/>
          <table:table-cell table:style-name="ce1"/>
          <table:table-cell table:number-columns-repeated="959"/>
        </table:table-row>
        <table:table-row table:style-name="ro1">
          <table:table-cell/>
          <table:table-cell table:style-name="ce18" office:value-type="string" calcext:value-type="string">
            <text:p>Baud Moyen (bits/s)</text:p>
          </table:table-cell>
          <table:table-cell table:style-name="ce40" table:formula="of:=1/((1/[.C4]*1/14)*(9*[.C7]+5*[.C6]))" office:value-type="float" office:value="2036.36363636364" calcext:value-type="float">
            <text:p>2036</text:p>
          </table:table-cell>
          <table:table-cell table:style-name="ce40"/>
          <table:table-cell table:style-name="ce40" table:formula="of:=1/((1/[.E4]*1/14)*(9*[.E7]+5*[.E6]))" office:value-type="float" office:value="2153.84615384615" calcext:value-type="float">
            <text:p>2154</text:p>
          </table:table-cell>
          <table:table-cell table:style-name="ce40"/>
          <table:table-cell table:style-name="ce40" table:formula="of:=1/((1/[.G4]*1/14)*(9*[.G7]+5*[.G6]))" office:value-type="float" office:value="2173.94366197183" calcext:value-type="float">
            <text:p>2174</text:p>
          </table:table-cell>
          <table:table-cell table:style-name="ce41"/>
          <table:table-cell table:style-name="ce68" table:formula="of:=1/((1/[.I4]*1/14)*(9*[.I7]+5*[.I6]))" office:value-type="float" office:value="3858.75" calcext:value-type="float">
            <text:p>3859</text:p>
          </table:table-cell>
          <table:table-cell table:style-name="ce68"/>
          <table:table-cell table:style-name="ce69"/>
          <table:table-cell table:number-columns-repeated="53"/>
          <table:table-cell table:style-name="ce1"/>
          <table:table-cell table:number-columns-repeated="959"/>
        </table:table-row>
        <table:table-row table:style-name="ro1">
          <table:table-cell/>
          <table:table-cell table:style-name="ce18" office:value-type="string" calcext:value-type="string">
            <text:p>Octets/s</text:p>
          </table:table-cell>
          <table:table-cell table:style-name="ce40" table:formula="of:=1/((1/[.C4])*((9)*[.C7]+5*[.C6]))" office:value-type="float" office:value="145.454545454545" calcext:value-type="float">
            <text:p>145</text:p>
          </table:table-cell>
          <table:table-cell table:style-name="ce40"/>
          <table:table-cell table:style-name="ce40" table:formula="of:=1/((1/[.E4])*((9)*[.E7]+5*[.E6]))" office:value-type="float" office:value="153.846153846154" calcext:value-type="float">
            <text:p>154</text:p>
          </table:table-cell>
          <table:table-cell table:style-name="ce40"/>
          <table:table-cell table:style-name="ce40" table:formula="of:=1/((1/[.G4])*((9)*[.G7]+5*[.G6]))" office:value-type="float" office:value="155.281690140845" calcext:value-type="float">
            <text:p>155</text:p>
          </table:table-cell>
          <table:table-cell table:style-name="ce41"/>
          <table:table-cell table:style-name="ce68" table:number-columns-repeated="2"/>
          <table:table-cell table:style-name="ce69"/>
          <table:table-cell table:number-columns-repeated="53"/>
          <table:table-cell table:style-name="ce1"/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Fréquence échantillonnage 8000 Hz</text:p>
          </table:table-cell>
          <table:table-cell table:number-columns-repeated="4"/>
          <table:table-cell table:style-name="ce58" office:value-type="string" calcext:value-type="string">
            <text:p>Nombre STOP bits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Paramètre : -b </text:p>
            <text:p/>
          </table:table-cell>
          <table:table-cell table:style-name="ce42" office:value-type="string" calcext:value-type="string">
            <text:p>lf </text:p>
            <text:p>(Low Fast)</text:p>
          </table:table-cell>
          <table:table-cell table:style-name="ce49" office:value-type="string" calcext:value-type="string">
            <text:p>Durée pour 1 bit</text:p>
            <text:p>(µs)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Fréquence échantillonnage : (Hz)</text:p>
          </table:table-cell>
          <table:table-cell table:style-name="ce43" office:value-type="float" office:value="8000" calcext:value-type="float">
            <text:p>8000</text:p>
          </table:table-cell>
          <table:table-cell table:style-name="ce45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Période (µs)</text:p>
          </table:table-cell>
          <table:table-cell table:style-name="ce44" table:formula="of:=1/[.C13]*1000000" office:value-type="float" office:value="125" calcext:value-type="float">
            <text:p>125</text:p>
          </table:table-cell>
          <table:table-cell table:style-name="ce45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Nb. Échantillon pour 0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IF([.C15]*[.C14]&gt;[.$K$6];[.C15]*[.C14];&quot;NA&quot;)" office:value-type="float" office:value="625" calcext:value-type="float">
            <text:p>625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Nb. Échantillon pour 1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IF([.C16]*[.C$14]&gt;[.$K$7];[.C16]*[.C$14];&quot;NA&quot;)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Baud Moyen (bits/s)</text:p>
          </table:table-cell>
          <table:table-cell table:style-name="ce44" table:formula="of:=1/((1/[.C13]*1/(10+[.$H$11]))*((5+[.$H$11])*[.C16]+5*[.C15]))" office:value-type="float" office:value="2536.58536585366" calcext:value-type="float">
            <text:p>2537</text:p>
          </table:table-cell>
          <table:table-cell table:style-name="ce45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Octets/s</text:p>
          </table:table-cell>
          <table:table-cell table:style-name="ce44" table:formula="of:=1/((1/[.C13])*((5+[.$H$11])*[.C16]+5*[.C15]))" office:value-type="float" office:value="195.121951219512" calcext:value-type="float">
            <text:p>195</text:p>
          </table:table-cell>
          <table:table-cell table:style-name="ce45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Gain</text:p>
          </table:table-cell>
          <table:table-cell table:style-name="ce46" table:formula="of:=[.C18]/[.E9]" office:value-type="percentage" office:value="1.26829268292683" calcext:value-type="percentage">
            <text:p>127%</text:p>
          </table:table-cell>
          <table:table-cell/>
          <table:table-cell table:style-name="ce5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Fréquence échantillonnage 11025 Hz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table:style-name="ce18" office:value-type="string" calcext:value-type="string">
            <text:p>Paramètre : -b </text:p>
            <text:p/>
          </table:table-cell>
          <table:table-cell table:style-name="ce42" office:value-type="string" calcext:value-type="string">
            <text:p>lf </text:p>
            <text:p>(Low Fast)</text:p>
          </table:table-cell>
          <table:table-cell table:style-name="ce49" office:value-type="string" calcext:value-type="string">
            <text:p>Durée pour 1 bit</text:p>
            <text:p>(µs)</text:p>
          </table:table-cell>
          <table:table-cell table:style-name="ce52" office:value-type="string" calcext:value-type="string">
            <text:p>f</text:p>
            <text:p>(Fast)</text:p>
          </table:table-cell>
          <table:table-cell table:style-name="ce57" office:value-type="string" calcext:value-type="string">
            <text:p>Durée pour 1 bit</text:p>
            <text:p>(µs)</text:p>
          </table:table-cell>
          <table:table-cell table:style-name="ce59" office:value-type="string" calcext:value-type="string">
            <text:p>sf </text:p>
            <text:p>(Super Fast)</text:p>
          </table:table-cell>
          <table:table-cell table:style-name="ce64" office:value-type="string" calcext:value-type="string">
            <text:p>Durée pour 1 bit</text:p>
            <text:p>(µs)</text:p>
          </table:table-cell>
          <table:table-cell table:style-name="ce70" office:value-type="string" calcext:value-type="string">
            <text:p>hsf </text:p>
            <text:p>(High Super Fast)</text:p>
          </table:table-cell>
          <table:table-cell table:style-name="ce75" office:value-type="string" calcext:value-type="string" table:number-columns-spanned="2" table:number-rows-spanned="1">
            <text:p>Durée pour 1 bit</text:p>
            <text:p>(µs)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Fréquence échantillonnage : (Hz)</text:p>
          </table:table-cell>
          <table:table-cell table:style-name="ce43" office:value-type="float" office:value="11025" calcext:value-type="float">
            <text:p>11025</text:p>
          </table:table-cell>
          <table:table-cell table:style-name="ce45"/>
          <table:table-cell table:style-name="ce53" office:value-type="float" office:value="11025" calcext:value-type="float">
            <text:p>11025</text:p>
          </table:table-cell>
          <table:table-cell table:style-name="ce55"/>
          <table:table-cell table:style-name="ce60" office:value-type="float" office:value="11025" calcext:value-type="float">
            <text:p>11025</text:p>
          </table:table-cell>
          <table:table-cell table:style-name="ce62"/>
          <table:table-cell table:style-name="ce71" office:value-type="float" office:value="11025" calcext:value-type="float">
            <text:p>11025</text:p>
          </table:table-cell>
          <table:table-cell table:style-name="ce76" table:number-columns-spanned="2" table:number-rows-spanned="1"/>
          <table:covered-table-cell/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Période (µs)</text:p>
          </table:table-cell>
          <table:table-cell table:style-name="ce44" table:formula="of:=1/[.C23]*1000000" office:value-type="float" office:value="90.702947845805" calcext:value-type="float">
            <text:p>91</text:p>
          </table:table-cell>
          <table:table-cell table:style-name="ce45"/>
          <table:table-cell table:style-name="ce54" table:formula="of:=1/[.E23]*1000000" office:value-type="float" office:value="90.702947845805" calcext:value-type="float">
            <text:p>91</text:p>
          </table:table-cell>
          <table:table-cell table:style-name="ce55"/>
          <table:table-cell table:style-name="ce61" table:formula="of:=1/[.G23]*1000000" office:value-type="float" office:value="90.702947845805" calcext:value-type="float">
            <text:p>91</text:p>
          </table:table-cell>
          <table:table-cell table:style-name="ce62"/>
          <table:table-cell table:style-name="ce72" table:formula="of:=1/[.I23]*1000000" office:value-type="float" office:value="90.702947845805" calcext:value-type="float">
            <text:p>91</text:p>
          </table:table-cell>
          <table:table-cell table:style-name="ce76" table:number-columns-spanned="2" table:number-rows-spanned="1"/>
          <table:covered-table-cell/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Nb. Échantillon pour 0</text:p>
          </table:table-cell>
          <table:table-cell table:style-name="ce45" office:value-type="float" office:value="7" calcext:value-type="float">
            <text:p>7</text:p>
          </table:table-cell>
          <table:table-cell table:style-name="ce44" table:formula="of:=IF([.C25]*[.C$24]&gt;=[.$K$6];[.C25]*[.C$24];&quot;NA&quot;)" office:value-type="float" office:value="634.920634920635" calcext:value-type="float">
            <text:p>635</text:p>
          </table:table-cell>
          <table:table-cell table:style-name="ce55" office:value-type="float" office:value="6" calcext:value-type="float">
            <text:p>6</text:p>
          </table:table-cell>
          <table:table-cell table:style-name="ce54" table:formula="of:=IF([.E25]*[.E$24]&gt;=[.$K$6];[.E25]*[.E$24];&quot;NA&quot;)" office:value-type="float" office:value="544.21768707483" calcext:value-type="float">
            <text:p>544</text:p>
          </table:table-cell>
          <table:table-cell table:style-name="ce62" office:value-type="float" office:value="7" calcext:value-type="float">
            <text:p>7</text:p>
          </table:table-cell>
          <table:table-cell table:style-name="ce61" table:formula="of:=IF([.G25]*[.G$24]&gt;=[.$K$6];[.G25]*[.G$24];&quot;NA&quot;)" office:value-type="float" office:value="634.920634920635" calcext:value-type="float">
            <text:p>635</text:p>
          </table:table-cell>
          <table:table-cell table:style-name="ce73" office:value-type="float" office:value="6" calcext:value-type="float">
            <text:p>6</text:p>
          </table:table-cell>
          <table:table-cell table:style-name="ce77" table:formula="of:=IF([.I25]*[.I$24]&gt;=[.$K$6];[.I25]*[.I$24];&quot;NA&quot;)" office:value-type="float" office:value="544.21768707483" calcext:value-type="float" table:number-columns-spanned="2" table:number-rows-spanned="1">
            <text:p>544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Nb. Échantillon pour 1</text:p>
          </table:table-cell>
          <table:table-cell table:style-name="ce45" office:value-type="float" office:value="3" calcext:value-type="float">
            <text:p>3</text:p>
          </table:table-cell>
          <table:table-cell table:style-name="ce44" table:formula="of:=IF([.C26]*[.C$24]&gt;=[.$K$7];[.C26]*[.C$24];&quot;NA&quot;)" office:value-type="float" office:value="272.108843537415" calcext:value-type="float">
            <text:p>272</text:p>
          </table:table-cell>
          <table:table-cell table:style-name="ce55" office:value-type="float" office:value="3" calcext:value-type="float">
            <text:p>3</text:p>
          </table:table-cell>
          <table:table-cell table:style-name="ce54" table:formula="of:=IF([.E26]*[.E$24]&gt;=[.$K$7];[.E26]*[.E$24];&quot;NA&quot;)" office:value-type="float" office:value="272.108843537415" calcext:value-type="float">
            <text:p>272</text:p>
          </table:table-cell>
          <table:table-cell table:style-name="ce62" office:value-type="float" office:value="2" calcext:value-type="float">
            <text:p>2</text:p>
          </table:table-cell>
          <table:table-cell table:style-name="ce61" table:formula="of:=IF([.G26]*[.G$24]&gt;=[.$K$7];[.G26]*[.G$24];&quot;NA&quot;)" office:value-type="float" office:value="181.40589569161" calcext:value-type="float">
            <text:p>181</text:p>
          </table:table-cell>
          <table:table-cell table:style-name="ce73" office:value-type="float" office:value="2" calcext:value-type="float">
            <text:p>2</text:p>
          </table:table-cell>
          <table:table-cell table:style-name="ce77" table:formula="of:=IF([.I26]*[.I$24]&gt;=[.$K$7];[.I26]*[.I$24];&quot;NA&quot;)" office:value-type="float" office:value="181.40589569161" calcext:value-type="float" table:number-columns-spanned="2" table:number-rows-spanned="1">
            <text:p>181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Baud Moyen (bits/s)</text:p>
          </table:table-cell>
          <table:table-cell table:style-name="ce44" table:formula="of:=1/((1/[.C23]*1/14)*(9*[.C26]+5*[.C25]))" office:value-type="float" office:value="2489.51612903226" calcext:value-type="float">
            <text:p>2490</text:p>
          </table:table-cell>
          <table:table-cell table:style-name="ce45"/>
          <table:table-cell table:style-name="ce54" table:formula="of:=1/((1/[.E23]*1/14)*(9*[.E26]+5*[.E25]))" office:value-type="float" office:value="2707.89473684211" calcext:value-type="float">
            <text:p>2708</text:p>
          </table:table-cell>
          <table:table-cell table:style-name="ce55"/>
          <table:table-cell table:style-name="ce61" table:formula="of:=1/((1/[.G23]*1/14)*(9*[.G26]+5*[.G25]))" office:value-type="float" office:value="2912.2641509434" calcext:value-type="float">
            <text:p>2912</text:p>
          </table:table-cell>
          <table:table-cell table:style-name="ce62"/>
          <table:table-cell table:style-name="ce72" table:formula="of:=1/((1/[.I23]*1/14)*(9*[.I26]+5*[.I25]))" office:value-type="float" office:value="3215.625" calcext:value-type="float">
            <text:p>3216</text:p>
          </table:table-cell>
          <table:table-cell table:style-name="ce76" table:number-columns-spanned="2" table:number-rows-spanned="1"/>
          <table:covered-table-cell/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Octets/s</text:p>
          </table:table-cell>
          <table:table-cell table:style-name="ce44" table:formula="of:=1/((1/[.C23])*((5+[.$H$11])*[.C26]+5*[.C25]))" office:value-type="float" office:value="186.864406779661" calcext:value-type="float">
            <text:p>187</text:p>
          </table:table-cell>
          <table:table-cell table:style-name="ce45"/>
          <table:table-cell table:style-name="ce54" table:formula="of:=1/((1/[.E23])*((5+[.$H$11])*[.E26]+5*[.E25]))" office:value-type="float" office:value="204.166666666667" calcext:value-type="float">
            <text:p>204</text:p>
          </table:table-cell>
          <table:table-cell table:style-name="ce55"/>
          <table:table-cell table:style-name="ce61" table:formula="of:=1/((1/[.G23])*((5+[.$H$11])*[.G26]+5*[.G25]))" office:value-type="float" office:value="216.176470588235" calcext:value-type="float">
            <text:p>216</text:p>
          </table:table-cell>
          <table:table-cell table:style-name="ce62"/>
          <table:table-cell table:style-name="ce72" table:formula="of:=1/((1/[.I23])*((5+[.$H$11])*[.I26]+5*[.I25]))" office:value-type="float" office:value="239.673913043478" calcext:value-type="float">
            <text:p>240</text:p>
          </table:table-cell>
          <table:table-cell table:style-name="ce76" table:number-columns-spanned="2" table:number-rows-spanned="1"/>
          <table:covered-table-cell table:style-name="ce81"/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Gain</text:p>
          </table:table-cell>
          <table:table-cell table:style-name="ce46" table:formula="of:=[.C28]/[.G9]" office:value-type="percentage" office:value="1.20338983050847" calcext:value-type="percentage">
            <text:p>120%</text:p>
          </table:table-cell>
          <table:table-cell/>
          <table:table-cell table:style-name="ce56" table:formula="of:=[.E28]/[.G9]" office:value-type="percentage" office:value="1.31481481481482" calcext:value-type="percentage">
            <text:p>131%</text:p>
          </table:table-cell>
          <table:table-cell/>
          <table:table-cell table:style-name="ce63" table:formula="of:=[.G28]/[.G9]" office:value-type="percentage" office:value="1.3921568627451" calcext:value-type="percentage">
            <text:p>139%</text:p>
          </table:table-cell>
          <table:table-cell/>
          <table:table-cell table:style-name="ce74" table:formula="of:=[.I28]/[.G9]" office:value-type="percentage" office:value="1.54347826086957" calcext:value-type="percentage">
            <text:p>154%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4:09:27.146531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6T12:16:54.651653913</meta:creation-date>
    <dc:date>2020-03-28T13:42:18.373001111</dc:date>
    <meta:editing-duration>PT15H53M51S</meta:editing-duration>
    <meta:editing-cycles>16</meta:editing-cycles>
    <meta:generator>LibreOffice/6.4.2.2$Linux_X86_64 LibreOffice_project/470efa65018866d4eccd0320fc85de07297c8d71</meta:generator>
    <meta:document-statistic meta:table-count="1" meta:cell-count="126" meta:object-count="0"/>
  </office:meta>
</office:document-meta>
</file>